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1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27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name-complex="DejaVu Sans Mono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ccff" fo:border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6e6e"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cccccc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6e6e" fo:border="0.06pt solid #000000"/>
      <style:text-properties style:font-name="Nimbus Sans L" fo:font-size="10pt" style:font-name-asian="DejaVu Sans" style:font-size-asian="10pt" style:font-name-complex="FreeSans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Nimbus Roman No9 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font-size-asian="9pt" style:font-size-complex="9pt" fo:font-size="9pt" fo:font-style="normal" style:font-name-asian="DejaVu Sans Mono" style:font-name-complex="DejaVu Sans Mono" style:font-name="DejaVu Sans Mono" style:font-weight-asian="normal" style:font-weight-complex="normal" fo:font-weight="normal" fo:color="#000000" style:font-style-asian="normal"/>
    </style:style>
    <style:style style:name="T2" style:family="text">
      <style:text-properties style:font-style-complex="normal" style:font-size-asian="9pt" style:font-size-complex="9pt" fo:font-size="9pt" fo:font-style="normal" style:font-name-asian="DejaVu Sans Mono" style:font-name-complex="DejaVu Sans Mono" style:font-name="DejaVu Sans Mono" style:font-style-asian="normal" fo:font-weight="bold" style:font-weight-complex="bold" fo:color="#000043" style:font-weight-asian="bold"/>
    </style:style>
    <style:style style:name="T3" style:family="text">
      <style:text-properties style:font-style-complex="normal" style:font-size-asian="9pt" style:font-size-complex="9pt" fo:font-size="9pt" fo:font-style="normal" style:font-name-asian="DejaVu Sans Mono" style:font-name-complex="DejaVu Sans Mono" style:font-name="DejaVu Sans Mono" style:font-style-asian="normal"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7">
            <text:p><text:span text:style-name="T1"/><text:span text:style-name="T1"/><text:span text:style-name="T2">synchronized </text:span><text:span text:style-name="T3">(o) {</text:span><text:span text:style-name="T3"/><text:span text:style-name="T3"/><text:span text:style-name="T3">    o.wait();</text:span><text:span text:style-name="T3"/><text:span text:style-name="T3"/><text:span text:style-name="T3">}</text:span><text:span text:style-name="T3"/></text:p>
          </table:table-cell>
          <table:table-cell table:style-name="ce2" office:value-type="string" calcext:value-type="string">
            <text:p>RUNNABLE</text:p>
          </table:table-cell>
          <table:table-cell table:style-name="ce7"/>
        </table:table-row>
        <table:table-row table:style-name="ro2">
          <table:covered-table-cell/>
          <table:table-cell table:style-name="ce3" office:value-type="string" calcext:value-type="string">
            <text:p>BLOCKED</text:p>
          </table:table-cell>
          <table:table-cell table:style-name="ce7"/>
        </table:table-row>
        <table:table-row table:style-name="ro2">
          <table:covered-table-cell/>
          <table:table-cell table:style-name="ce2" office:value-type="string" calcext:value-type="string">
            <text:p>RUNNABLE</text:p>
          </table:table-cell>
          <table:table-cell table:style-name="ce8" office:value-type="string" calcext:value-type="string">
            <text:p>•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WAITING</text:p>
          </table:table-cell>
          <table:table-cell table:style-name="ce7"/>
        </table:table-row>
        <table:table-row table:style-name="ro2">
          <table:covered-table-cell/>
          <table:table-cell table:style-name="ce5" office:value-type="string" calcext:value-type="string">
            <text:p>BLOCKED</text:p>
          </table:table-cell>
          <table:table-cell table:style-name="ce7"/>
        </table:table-row>
        <table:table-row table:style-name="ro2">
          <table:covered-table-cell/>
          <table:table-cell table:style-name="ce2" office:value-type="string" calcext:value-type="string">
            <text:p>RUNNABLE</text:p>
          </table:table-cell>
          <table:table-cell table:style-name="ce7" office:value-type="string" calcext:value-type="string">
            <text:p>•</text:p>
          </table:table-cell>
        </table:table-row>
        <table:table-row table:style-name="ro2">
          <table:covered-table-cell/>
          <table:table-cell table:style-name="ce2" office:value-type="string" calcext:value-type="string">
            <text:p>RUNNABLE</text:p>
          </table:table-cell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Gondza</meta:initial-creator>
    <meta:creation-date>2016-06-14T10:46:07.530758712</meta:creation-date>
    <dc:date>2016-06-14T11:46:27.975660101</dc:date>
    <dc:creator>Oliver Gondza</dc:creator>
    <meta:editing-duration>P0D</meta:editing-duration>
    <meta:editing-cycles>1</meta:editing-cycles>
    <meta:document-statistic meta:table-count="1" meta:cell-count="10" meta:object-count="0"/>
    <meta:generator>LibreOffice/5.0.6.3$Linux_X86_64 LibreOffice_project/00m0$Build-3</meta:generator>
  </office:meta>
</office:document-meta>
</file>